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/>
    <style:style style:name="ce3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</style:style>
    <style:style style:name="ce7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09H00M00S" calcext:value-type="time">
            <text:p>09:00</text:p>
          </table:table-cell>
          <table:table-cell table:style-name="ce14" table:formula="of:=['1. Regression Testing'.$J$3]" office:value-type="time" office:time-value="PT09H00M00S" calcext:value-type="time">
            <text:p>09:0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2H10M00S" calcext:value-type="time">
            <text:p>02:10</text:p>
          </table:table-cell>
          <table:table-cell table:style-name="ce14" table:formula="of:=['2. Preparation'.$J$3]" office:value-type="time" office:time-value="PT11H10M00S" calcext:value-type="time">
            <text:p>11:1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4H00M00S" calcext:value-type="time">
            <text:p>04:00</text:p>
          </table:table-cell>
          <table:table-cell table:style-name="ce14" table:formula="of:=['3. Final Testing'.$J$3]" office:value-type="time" office:time-value="PT15H10M00S" calcext:value-type="time">
            <text:p>15:1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30M00S" calcext:value-type="time">
            <text:p>00:30</text:p>
          </table:table-cell>
          <table:table-cell table:style-name="ce14" table:formula="of:=['4. Build'.$J$3]" office:value-type="time" office:time-value="PT15H40M00S" calcext:value-type="time">
            <text:p>15:4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20M00S" calcext:value-type="time">
            <text:p>16:2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20M00S" calcext:value-type="time">
            <text:p>16:2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7H20M00S" calcext:value-type="time">
            <text:p>17:2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9H10M00S" calcext:value-type="time">
            <text:p>19:10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/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24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24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5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5" office:value-type="string" calcext:value-type="string">
            <text:p>1.4.0</text:p>
          </table:table-cell>
          <table:table-cell table:style-name="ce25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5" office:value-type="string" calcext:value-type="string">
            <text:p>1.2.4</text:p>
          </table:table-cell>
          <table:table-cell table:style-name="ce25" office:value-type="string" calcext:value-type="string">
            <text:p>1.2.9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5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5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5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5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5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5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21])" office:value-type="time" office:time-value="PT09H00M00S" calcext:value-type="time">
            <text:p>09:0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21])" office:value-type="time" office:time-value="PT09H00M00S" calcext:value-type="time">
            <text:p>09:0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9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0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2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3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8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19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1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2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1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4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5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4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7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8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0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1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2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2])+[.G33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7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9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38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1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2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5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6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Debug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2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55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59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 table:number-rows-repeated="65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2])" office:value-type="time" office:time-value="PT02H10M00S" calcext:value-type="time">
            <text:p>02:10</text:p>
          </table:table-cell>
          <table:table-cell table:style-name="ce49" table:formula="of:=['1. Regression Testing'.$J$3]" office:value-type="time" office:time-value="PT09H00M00S" calcext:value-type="time">
            <text:p>09:00</text:p>
          </table:table-cell>
          <table:table-cell table:style-name="ce55" table:formula="of:=MAX([.I4:.I65542])" office:value-type="time" office:time-value="PT11H10M00S" calcext:value-type="time">
            <text:p>11:10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20M00S" calcext:value-type="time">
            <text:p>00:20</text:p>
          </table:table-cell>
          <table:table-cell table:style-name="ce70"/>
          <table:table-cell table:style-name="ce68" table:formula="of:=MAX([.I$1:.I4])+[.G5]" office:value-type="time" office:time-value="PT09H20M00S" calcext:value-type="time">
            <text:p>09:20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5]); &quot;.&quot;)" office:value-type="string" office:string-value="2.1.11." calcext:value-type="string">
            <text:p>2.1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7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6])+[.G27]" office:value-type="time" office:time-value="PT09H25M00S" calcext:value-type="time">
            <text:p>09:2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7]; COUNTA([.C$28:.C28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7]; COUNTA([.C$28:.C29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7]; COUNTA([.C$28:.C30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7]; COUNTA([.C$28:.C31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3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2])+[.G33]" office:value-type="time" office:time-value="PT09H55M00S" calcext:value-type="time">
            <text:p>09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3]; COUNTA([.C$34:.C35]); &quot;.&quot;)" office:value-type="string" office:string-value="2.3.2." calcext:value-type="string">
            <text:p>2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3]; COUNTA([.C$34:.C36]); &quot;.&quot;)" office:value-type="string" office:string-value="2.3.3." calcext:value-type="string">
            <text:p>2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3]; COUNTA([.C$34:.C41]); &quot;.&quot;)" office:value-type="string" office:string-value="2.3.4." calcext:value-type="string">
            <text:p>2.3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4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3])+[.G44]" office:value-type="time" office:time-value="PT10H10M00S" calcext:value-type="time">
            <text:p>10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4]; COUNTA([.C$45:.C45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6])+[.G47]" office:value-type="time" office:time-value="PT10H40M00S" calcext:value-type="time">
            <text:p>10:4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7]; COUNTA([.C$48:.C48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7]; COUNTA([.C$48:.C57]); &quot;.&quot;)" office:value-type="string" office:string-value="2.5.2." calcext:value-type="string">
            <text:p>2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59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58])+[.G59]" office:value-type="time" office:time-value="PT10H55M00S" calcext:value-type="time">
            <text:p>10:5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59]; COUNTA([.C$60:.C60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9]; COUNTA([.C$60:.C61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9]; COUNTA([.C$60:.C62]); &quot;.&quot;)" office:value-type="string" office:string-value="2.6.3." calcext:value-type="string">
            <text:p>2.6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3])+[.G64]" office:value-type="time" office:time-value="PT11H10M00S" calcext:value-type="time">
            <text:p>11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9])" office:value-type="time" office:time-value="PT04H00M00S" calcext:value-type="time">
            <text:p>04:00</text:p>
          </table:table-cell>
          <table:table-cell table:style-name="ce49" table:formula="of:=['2. Preparation'.$J$3]" office:value-type="time" office:time-value="PT11H10M00S" calcext:value-type="time">
            <text:p>11:10</text:p>
          </table:table-cell>
          <table:table-cell table:style-name="ce55" table:formula="of:=MAX([.I4:.I65539])" office:value-type="time" office:time-value="PT15H10M00S" calcext:value-type="time">
            <text:p>15:1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4])+[.G5]" office:value-type="time" office:time-value="PT13H40M00S" calcext:value-type="time">
            <text:p>13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8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7])+[.G8]" office:value-type="time" office:time-value="PT13H50M00S" calcext:value-type="time">
            <text:p>13:5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8]; COUNTA([.C9:.C$9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7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6])+[.G17]" office:value-type="time" office:time-value="PT14H00M00S" calcext:value-type="time">
            <text:p>14:00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17]; COUNTA([.C$18:.C18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7]; COUNTA([.C$18:.C24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7]; COUNTA([.C$18:.C27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6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35])+[.G36]" office:value-type="time" office:time-value="PT15H00M00S" calcext:value-type="time">
            <text:p>15:00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36]; COUNTA([.C$37:.C37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6]; COUNTA([.C$37:.C41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6]; COUNTA([.C$37:.C45]); &quot;.&quot;)" office:value-type="string" office:string-value="3.4.3." calcext:value-type="string">
            <text:p>3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3]); &quot;.&quot;)" office:value-type="string" office:string-value="3.5." calcext:value-type="string">
            <text:p>3.5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2])+[.G63]" office:value-type="time" office:time-value="PT15H10M00S" calcext:value-type="time">
            <text:p>15:10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3]; COUNTA([.C$64:.C64]); &quot;.&quot;)" office:value-type="string" office:string-value="3.5.1." calcext:value-type="string">
            <text:p>3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45 occurrences totally expected in ArgsHandler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63]; COUNTA([.C$64:.C70]); &quot;.&quot;)" office:value-type="string" office:string-value="3.5.2." calcext:value-type="string">
            <text:p>3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5H10M00S" calcext:value-type="time">
            <text:p>15:10</text:p>
          </table:table-cell>
          <table:table-cell table:style-name="ce102" table:formula="of:=MAX([.I4:.I65515])" office:value-type="time" office:time-value="PT15H40M00S" calcext:value-type="time">
            <text:p>15:40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5H10M00S" calcext:value-type="time">
            <text:p>15:10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20M00S" calcext:value-type="time">
            <text:p>15:20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40M00S" calcext:value-type="time">
            <text:p>15:40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40M00S" calcext:value-type="time">
            <text:p>15:40</text:p>
          </table:table-cell>
          <table:table-cell table:style-name="ce55" table:formula="of:=MAX([.I4:.I65495])" office:value-type="time" office:time-value="PT16H20M00S" calcext:value-type="time">
            <text:p>16:2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50M00S" calcext:value-type="time">
            <text:p>15:5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20M00S" calcext:value-type="time">
            <text:p>16:20</text:p>
          </table:table-cell>
          <table:table-cell table:style-name="ce55" table:formula="of:=MAX([.I4:.I65502])" office:value-type="time" office:time-value="PT16H50M00S" calcext:value-type="time">
            <text:p>16:5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50M00S" calcext:value-type="time">
            <text:p>16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20M00S" calcext:value-type="time">
            <text:p>16:20</text:p>
          </table:table-cell>
          <table:table-cell table:style-name="ce55" table:formula="of:=MAX([.I4:.I65511])" office:value-type="time" office:time-value="PT17H20M00S" calcext:value-type="time">
            <text:p>17:2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30M00S" calcext:value-type="time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7H00M00S" calcext:value-type="time">
            <text:p>17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7H10M00S" calcext:value-type="time">
            <text:p>17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20M00S" calcext:value-type="time">
            <text:p>17:2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20M00S" calcext:value-type="time">
            <text:p>17:20</text:p>
          </table:table-cell>
          <table:table-cell table:style-name="ce55" table:formula="of:=MAX([.I4:.I65536])" office:value-type="time" office:time-value="PT19H10M00S" calcext:value-type="time">
            <text:p>19:1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50M00S" calcext:value-type="time">
            <text:p>17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25M00S" calcext:value-type="time">
            <text:p>18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9H00M00S" calcext:value-type="time">
            <text:p>1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9H10M00S" calcext:value-type="time">
            <text:p>19:1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.00.0000</text:date>, <text:time style:data-style-name="N2" text:time-value="08:51:41.1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3H39M38S</meta:editing-duration>
    <meta:editing-cycles>152</meta:editing-cycles>
    <meta:generator>LibreOffice/5.0.4.2$Windows_X86_64 LibreOffice_project/2b9802c1994aa0b7dc6079e128979269cf95bc78</meta:generator>
    <meta:initial-creator>Matthias Kläy</meta:initial-creator>
    <dc:date>2016-08-27T09:48:16.506000000</dc:date>
    <meta:print-date>2016-06-17T16:51:15.376000000</meta:print-date>
    <meta:document-statistic meta:table-count="9" meta:cell-count="945" meta:object-count="0"/>
  </office:meta>
</office:document-meta>
</file>